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200000117F089AD8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figure">
        <draw:frame draw:style-name="gr1" draw:text-style-name="P1" draw:layer="layout" svg:width="7.119cm" svg:height="5.368cm" svg:x="3.475cm" svg:y="1.333cm">
          <draw:image xlink:href="Pictures/100000000000017200000117F089AD8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7T22:26:49</meta:creation-date>
    <meta:editing-duration>PT3M51S</meta:editing-duration>
    <meta:editing-cycles>5</meta:editing-cycles>
    <meta:generator>OpenOffice.org/3.3$Unix OpenOffice.org_project/330m20$Build-9567</meta:generator>
    <meta:initial-creator>Alberto Montresor</meta:initial-creator>
    <dc:date>2011-10-17T22:30:32</dc:date>
    <dc:creator>Alberto Montresor</dc:creator>
    <meta:document-statistic meta:object-count="1"/>
  </office:meta>
</office:document-meta>
</file>